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079eca"/>
    </style:style>
    <style:style style:name="P4" style:family="paragraph" style:parent-style-name="Header">
      <loext:graphic-properties draw:fill="none"/>
      <style:paragraph-properties fo:text-align="center" style:justify-single-word="false" fo:background-color="transparent"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P5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5da6c"/>
    </style:style>
    <style:style style:name="P6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79eca" style:font-name-complex="Arial"/>
    </style:style>
    <style:style style:name="P7" style:family="paragraph" style:parent-style-name="Text_20_body">
      <style:text-properties officeooo:paragraph-rsid="00056ce7"/>
    </style:style>
    <style:style style:name="P8" style:family="paragraph" style:parent-style-name="Text_20_body">
      <style:text-properties officeooo:rsid="00326d46" officeooo:paragraph-rsid="000aee85"/>
    </style:style>
    <style:style style:name="P9" style:family="paragraph" style:parent-style-name="Автор_20_по-английски">
      <style:text-properties officeooo:paragraph-rsid="000aee85"/>
    </style:style>
    <style:style style:name="P10" style:family="paragraph" style:parent-style-name="Аннотация">
      <style:text-properties officeooo:rsid="001a6601" officeooo:paragraph-rsid="001a6601"/>
    </style:style>
    <style:style style:name="P11" style:family="paragraph" style:parent-style-name="Ключевые_20_слова">
      <style:paragraph-properties fo:padding-left="0mm" fo:padding-right="10mm" fo:padding-top="0mm" fo:padding-bottom="4.99mm" fo:border-left="none" fo:border-right="none" fo:border-top="none" fo:border-bottom="0.06pt solid #000000" style:writing-mode="page"/>
    </style:style>
    <style:style style:name="P12" style:family="paragraph" style:parent-style-name="Текст_20_списка_20_литературы">
      <style:text-properties officeooo:rsid="003357d8" officeooo:paragraph-rsid="000aee85"/>
    </style:style>
    <style:style style:name="P13" style:family="paragraph" style:parent-style-name="Текст_20_списка_20_литературы">
      <style:text-properties officeooo:rsid="003357d8" officeooo:paragraph-rsid="001a6601"/>
    </style:style>
    <style:style style:name="P14" style:family="paragraph" style:parent-style-name="Заголовок_20_списка_20_литературы">
      <style:text-properties officeooo:paragraph-rsid="001a6601"/>
    </style:style>
    <style:style style:name="T1" style:family="text">
      <style:text-properties officeooo:rsid="0005da6c"/>
    </style:style>
    <style:style style:name="T2" style:family="text">
      <style:text-properties style:font-name-complex="Arial"/>
    </style:style>
    <style:style style:name="T3" style:family="text">
      <style:text-properties fo:language="en" fo:country="US" style:font-name-complex="Arial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officeooo:rsid="000d15bf"/>
    </style:style>
    <style:style style:name="T7" style:family="text">
      <style:text-properties officeooo:rsid="000e8f23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декабрь 2018" text:name="Date"/>
        <text:user-field-decl office:value-type="string" office:string-value="26" text:name="Issue"/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</text:user-field-decls>
      <text:p text:style-name="Название_20_статьи">Название статьи</text:p>
      <text:p text:style-name="Автор">Автор</text:p>
      <text:p text:style-name="Аннотация"><text:span text:style-name="T6">А</text:span>ннотация </text:p>
      <text:p text:style-name="P11"><text:span text:style-name="T7">К</text:span>лючевые слова</text:p>
      <text:p text:style-name="Эпиграф">Эпиграф</text:p>
      <text:p text:style-name="P7">Основной текст статьи<text:note text:id="ftn1" text:note-class="footnote"><text:note-citation>1</text:note-citation><text:note-body><text:p text:style-name="Footnote">Текст сноски</text:p></text:note-body></text:note></text:p>
      <text:h text:style-name="Подзаголовок_20_статьи_20_1" text:outline-level="3">Подзаголовок</text:h>
      <text:p text:style-name="P8">Основной текст продолжается</text:p>
      <text:h text:style-name="Подзаголовок_20_статьи_20_2" text:outline-level="4">Подзаголовок <text:span text:style-name="T4">втор</text:span>ого уровня</text:h>
      <text:p text:style-name="P8">Основной текст продолжается</text:p>
      <text:h text:style-name="Подзаголовок_20_статьи_20_3" text:outline-level="5">Подзаголовок третьего уровня</text:h>
      <text:p text:style-name="P8">Основной текст заканчивается</text:p>
      <text:h text:style-name="Заголовок_20_списка_20_литературы" text:outline-level="3">Список литературы</text:h>
      <text:p text:style-name="P12">Текст списка литературы</text:p>
      <text:h text:style-name="P14" text:outline-level="3">References</text:h>
      <text:p text:style-name="P13">Текст списка литературы по-английски</text:p>
      <text:h text:style-name="Английское_20_название_20_статьи" text:outline-level="3">Английское название статьи</text:h>
      <text:p text:style-name="P9">Автор по-английски</text:p>
      <text:p text:style-name="P10"><text:span text:style-name="T8">Abstract</text:span>: </text:p>
      <text:p text:style-name="Keywords"><text:span text:style-name="T8">Keywords</text:span>: <text:span text:style-name="T5">ключевые слова по-английс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PH Lib Serif" svg:font-family="'IPH Lib Serif'" style:font-family-generic="roman" style:font-pitch="variable"/>
    <style:font-face style:name="IPH Lib Serif1" svg:font-family="'IPH Lib Serif'" style:font-adornments="Жирный" style:font-family-generic="roman" style:font-pitch="variable"/>
    <style:font-face style:name="IPH Lib Serif2" svg:font-family="'IPH Lib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2.47mm" loext:contextual-spacing="false" fo:line-height="115%" fo:text-align="justify" style:justify-single-word="false" fo:hyphenation-ladder-count="no-limit" fo:text-indent="7mm" style:auto-text-indent="false" style:page-number="auto" style:shadow="none" style:writing-mode="page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5mm" style:type="center"/>
          <style:tab-stop style:position="170m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 fo:text-align="center" style:justify-single-word="false" style:writing-mode="page"/>
      <style:text-properties style:font-name="IPH Lib Serif1" fo:font-family="'IPH Lib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mm" fo:margin-right="0mm" fo:text-align="justify" style:justify-single-word="false" fo:text-indent="7m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 style:master-page-name="">
      <style:paragraph-properties fo:margin-left="1.99mm" fo:margin-right="0mm" fo:text-align="justify" style:justify-single-word="false" fo:hyphenation-ladder-count="no-limit" fo:text-indent="-1.99mm" style:auto-text-indent="false" style:page-number="auto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 fo:hyphenate="true" fo:hyphenation-remain-char-count="2" fo:hyphenation-push-char-count="2"/>
    </style:style>
    <style:style style:name="Эпиграф" style:family="paragraph" style:parent-style-name="Text_20_body">
      <style:paragraph-properties fo:margin-left="0mm" fo:margin-right="0mm" fo:text-align="end" style:justify-single-word="false" fo:text-indent="0m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mm" fo:margin-right="0mm" fo:text-align="justify" style:justify-single-word="false" fo:hyphenation-ladder-count="no-limit" fo:text-indent="9mm" style:auto-text-indent="false" style:page-number="auto" style:writing-mode="page"/>
      <style:text-properties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fo:text-align="center" style:justify-single-word="false" style:writing-mode="page"/>
      <style:text-properties style:font-name="IPH Lib Serif1" fo:font-family="'IPH Lib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fo:text-align="center" style:justify-single-word="false" style:page-number="auto" style:writing-mode="page"/>
      <style:text-properties style:font-name="IPH Lib Serif2" fo:font-family="'IPH Lib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fo:text-align="center" style:justify-single-word="false" style:writing-mode="page"/>
      <style:text-properties style:font-name="IPH Lib Serif2" fo:font-family="'IPH Lib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7mm" fo:margin-right="0mm" fo:margin-top="3mm" fo:margin-bottom="3mm" loext:contextual-spacing="false" fo:text-align="start" style:justify-single-word="false" fo:text-indent="0m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7mm" fo:margin-right="0mm" fo:text-align="justify" style:justify-single-word="false" fo:text-indent="0mm" style:auto-text-indent="false" style:page-number="auto" style:writing-mode="page"/>
      <style:text-properties style:font-size-asian="10.5pt"/>
    </style:style>
    <style:style style:name="Название_20_статьи" style:display-name="Название статьи" style:family="paragraph" style:parent-style-name="Heading_20_2" style:default-outline-level="" style:list-style-name="">
      <style:paragraph-properties style:writing-mode="page"/>
    </style:style>
    <style:style style:name="Подзаголовок_20_статьи_20_1" style:display-name="Подзаголовок статьи 1" style:family="paragraph" style:parent-style-name="Heading_20_3" style:default-outline-level="" style:list-style-name=""/>
    <style:style style:name="Подзаголовок_20_статьи_20_2" style:display-name="Подзаголовок статьи 2" style:family="paragraph" style:parent-style-name="Heading_20_4" style:default-outline-level="" style:list-style-name=""/>
    <style:style style:name="Подзаголовок_20_статьи_20_3" style:display-name="Подзаголовок статьи 3" style:family="paragraph" style:parent-style-name="Heading_20_5" style:default-outline-level="" style:list-style-name=""/>
    <style:style style:name="Заголовок_20_списка_20_литературы" style:display-name="Заголовок списка литературы" style:family="paragraph" style:parent-style-name="Heading_20_3" style:default-outline-level="" style:list-style-name=""/>
    <style:style style:name="Английское_20_название_20_статьи" style:display-name="Английское название статьи" style:family="paragraph" style:parent-style-name="Heading_20_3" style:default-outline-level="" style:list-style-name="">
      <style:paragraph-properties fo:margin-top="6mm" fo:margin-bottom="2.1mm" loext:contextual-spacing="false" fo:padding-left="0mm" fo:padding-right="0mm" fo:padding-top="7mm" fo:padding-bottom="0mm" fo:border-left="none" fo:border-right="none" fo:border-top="0.06pt solid #000000" fo:border-bottom="none" style:shadow="none" style:writing-mode="page"/>
    </style:style>
    <style:style style:name="Keywords" style:family="paragraph" style:parent-style-name="Ключевые_20_слова">
      <style:paragraph-properties fo:text-align="justify" style:justify-single-word="false" fo:padding-left="0mm" fo:padding-right="0mm" fo:padding-top="0mm" fo:padding-bottom="4.99mm" fo:border="none" style:writing-mode="page"/>
      <style:text-properties fo:font-style="italic"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m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964*"/>
    </style:style>
    <style:style style:name="Таблица1.B" style:family="table-column">
      <style:table-column-properties style:rel-column-width="7710*"/>
    </style:style>
    <style:style style:name="Таблица1.A1" style:family="table-cell">
      <style:table-cell-properties fo:padding="0.97mm" fo:border-left="none" fo:border-right="none" fo:border-top="none" fo:border-bottom="0.05pt solid #000000"/>
    </style:style>
    <style:style style:name="Таблица2" style:family="table">
      <style:table-properties style:rel-width="100%" table:align="center" style:writing-mode="page"/>
    </style:style>
    <style:style style:name="Таблица2.A" style:family="table-column">
      <style:table-column-properties style:rel-column-width="964*"/>
    </style:style>
    <style:style style:name="Таблица2.B" style:family="table-column">
      <style:table-column-properties style:rel-column-width="7710*"/>
    </style:style>
    <style:style style:name="Таблица2.A1" style:family="table-cell">
      <style:table-cell-properties fo:padding="0.97m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79eca" style:font-name-complex="Arial"/>
    </style:style>
    <style:style style:name="MT1" style:family="text">
      <style:text-properties officeooo:rsid="0005da6c"/>
    </style:style>
    <style:style style:name="MT2" style:family="text">
      <style:text-properties style:font-name-complex="Arial"/>
    </style:style>
    <style:style style:name="MT3" style:family="text">
      <style:text-properties fo:language="en" fo:country="US" style:font-name-complex="Ari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2.51mm" fo:margin-bottom="24.99mm" fo:margin-left="24.99mm" fo:margin-right="24.99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style:footnote-max-height="0mm">
        <style:columns fo:column-count="1" fo:column-gap="0mm"/>
        <style:footnote-sep style:width="0.07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0.01mm" fo:page-height="297mm" style:num-format="1" style:print-orientation="portrait" fo:margin-top="12.51mm" fo:margin-bottom="24.99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0.01mm" fo:page-height="297mm" style:num-format="1" style:print-orientation="portrait" fo:margin-top="12.51mm" fo:margin-bottom="24.99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0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0</text:page-number></text:p>
            </table:table-cell>
            <table:table-cell table:style-name="Таблица2.A1" office:value-type="string">
              <text:p text:style-name="MP6">Севальников А.Ю. Проблема реальности и времени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3-22T11:01:12.586208900</dc:date>
    <meta:editing-duration>PT51M50S</meta:editing-duration>
    <meta:editing-cycles>16</meta:editing-cycles>
    <meta:generator>LibreOffice/6.1.4.2$Linux_X86_64 LibreOffice_project/9d0f32d1f0b509096fd65e0d4bec26ddd1938fd3</meta:generator>
    <meta:document-statistic meta:table-count="2" meta:image-count="0" meta:object-count="0" meta:page-count="1" meta:paragraph-count="27" meta:word-count="72" meta:character-count="592" meta:non-whitespace-character-count="544"/>
  </office:meta>
</office:document-meta>
</file>